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3e0b" officeooo:paragraph-rsid="0071874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af69" officeooo:paragraph-rsid="0071874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9eccb" officeooo:paragraph-rsid="0071874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fdfa" officeooo:paragraph-rsid="0071fdf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3db4d" officeooo:paragraph-rsid="00744b4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73db4d" officeooo:paragraph-rsid="00718745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0718745" officeooo:paragraph-rsid="00718745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749f3b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fo:font-weight="bold" officeooo:rsid="00744b49" officeooo:paragraph-rsid="00744b49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073db4d" officeooo:paragraph-rsid="00744b49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11pt" fo:font-style="italic" fo:font-weight="normal" officeooo:rsid="0073db4d" officeooo:paragraph-rsid="00744b49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718745" officeooo:paragraph-rsid="00718745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3617f0" officeooo:paragraph-rsid="00797a86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style:font-name="Courier New" fo:font-size="11pt" fo:font-style="normal" fo:font-weight="normal" officeooo:rsid="0073db4d" officeooo:paragraph-rsid="00718745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style:font-name="Courier New" fo:font-size="11pt" fo:font-style="normal" fo:font-weight="normal" officeooo:rsid="0073db4d" officeooo:paragraph-rsid="00744b49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073db4d" officeooo:paragraph-rsid="00744b49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 fo:break-before="page"/>
      <style:text-properties style:font-name="Courier New" fo:font-size="12pt" fo:font-style="normal" fo:font-weight="normal" officeooo:rsid="0073db4d" officeooo:paragraph-rsid="00744b49" style:font-size-asian="12pt" style:font-style-asian="normal" style:font-weight-asian="normal" style:font-size-complex="12pt" style:font-style-complex="normal" style:font-weight-complex="normal"/>
    </style:style>
    <style:style style:name="P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718745"/>
    </style:style>
    <style:style style:name="T2" style:family="text">
      <style:text-properties officeooo:rsid="0022d049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840c47" style:font-style-asian="normal" style:font-style-complex="normal"/>
    </style:style>
    <style:style style:name="T5" style:family="text">
      <style:text-properties fo:font-style="normal" officeooo:rsid="0077ccd3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7ac0e6" style:font-style-asian="normal" style:font-weight-asian="normal" style:font-style-complex="normal" style:font-weight-complex="normal"/>
    </style:style>
    <style:style style:name="T10" style:family="text">
      <style:text-properties officeooo:rsid="00744b49"/>
    </style:style>
    <style:style style:name="T11" style:family="text">
      <style:text-properties officeooo:rsid="00762ad0"/>
    </style:style>
    <style:style style:name="T12" style:family="text">
      <style:text-properties officeooo:rsid="00797a8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797a86" style:font-weight-asian="bold" style:font-weight-complex="bold"/>
    </style:style>
    <style:style style:name="T15" style:family="text">
      <style:text-properties officeooo:rsid="007ac0e6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7ac0e6" style:font-style-asian="italic" style:font-style-complex="italic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import console.*;<text:line-break/><text:line-break/>public class ZahlenListe<text:line-break/>{<text:line-break/> <text:s text:c="2"/>private List&lt;Integer&gt; zl; <text:s text:c="3"/><text:line-break/><text:line-break/> <text:s text:c="2"/>public ZahlenListe()<text:line-break/> <text:s text:c="2"/>{<text:line-break/> <text:s text:c="5"/>zl = new List();<text:line-break/> <text:s text:c="2"/>}<text:line-break/><text:line-break/><text:span text:style-name="T16"> <text:s text:c="2"/>/*<text:line-break/> <text:s text:c="3"/>* Füllt die Liste mit den Werten der Fibonacci-Folge.<text:line-break/> <text:s text:c="3"/>* laenge &lt;= 46 (da Integer keine größeren Werte speicher</text:span><text:span text:style-name="T17">t)</text:span><text:span text:style-name="T16"><text:line-break/> <text:s text:c="3"/>*/<text:line-break/></text:span> <text:s text:c="2"/>public void fibonacci(int laenge)<text:line-break/> <text:s text:c="2"/>{<text:line-break/> <text:s text:c="5"/>int i, a1, a2, a3;<text:line-break/> <text:s text:c="5"/>a1 = 1;<text:line-break/> <text:s text:c="5"/>a2 = 1;<text:line-break/> <text:s text:c="5"/>zl.append(a1);<text:line-break/> <text:s text:c="5"/>zl.append(a2);<text:line-break/> <text:s text:c="5"/>for (i = 2; i &lt; laenge; i++)<text:line-break/> <text:s text:c="5"/>{<text:line-break/> <text:s text:c="8"/>a3 = a1 + a2;<text:line-break/> <text:s text:c="8"/>zl.append(a3);<text:line-break/> <text:s text:c="8"/>a1 = a2;<text:line-break/> <text:s text:c="8"/>a2 = a3;<text:line-break/> <text:s text:c="5"/>}<text:line-break/> <text:s text:c="2"/>}<text:line-break/><text:line-break/> <text:s text:c="2"/>public void ausgabe()<text:line-break/> <text:s text:c="2"/>{<text:line-break/> <text:s text:c="5"/>int i = 1;<text:line-break/> <text:s text:c="5"/>zl.toFirst();<text:line-break/> <text:s text:c="5"/>while (zl.hasAccess())<text:line-break/> <text:s text:c="5"/>{<text:line-break/> <text:s text:c="8"/>Console.println(i + ": " + zl.getContent());<text:line-break/> <text:s text:c="8"/>zl.next();<text:line-break/> <text:s text:c="8"/>i++;<text:line-break/> <text:s text:c="5"/>}<text:line-break/> <text:s text:c="2"/>}<text:line-break/> <text:s text:c="3"/><text:line-break/> <text:s text:c="2"/>public void main()<text:line-break/> <text:s text:c="2"/>{<text:line-break/> <text:s text:c="5"/>Console.clear();<text:line-break/> <text:s text:c="5"/>fibonacci(40);<text:line-break/> <text:s text:c="5"/>ausgabe();<text:line-break/> <text:s text:c="2"/>}<text:line-break/>}</text:p>
      <text:p text:style-name="P19"><draw:frame text:anchor-type="paragraph" draw:z-index="0" draw:name="Form1" draw:style-name="gr1" draw:text-style-name="P21" svg:width="1.795cm" svg:height="0.63cm" svg:x="15.196cm" svg:y="0.305cm"><draw:image xlink:href="Pictures/10000000000000580000001F84D8045FF773DCF2.png" xlink:type="simple" xlink:show="embed" xlink:actuate="onLoad" draw:mime-type="image/png"><text:p/></draw:image></draw:frame></text:p>
      <text:p text:style-name="P11"><text:span text:style-name="T6">Autor: </text:span><text:span text:style-name="T3">Christian Pothmann – </text:span><text:a xlink:type="simple" xlink:href="https://cpothmann.de/" text:style-name="Internet_20_link" text:visited-style-name="Visited_20_Internet_20_Link"><text:span text:style-name="T3">c</text:span></text:a><text:a xlink:type="simple" xlink:href="https://cpothmann.de/" text:style-name="Internet_20_link" text:visited-style-name="Visited_20_Internet_20_Link"><text:span text:style-name="T4">pothmann.de</text:span></text:a><text:span text:style-name="T4">, </text:span><text:span text:style-name="T5">f</text:span><text:span text:style-name="T7">reigegeben unter </text:span><text:a xlink:type="simple" xlink:href="https://creativecommons.org/licenses/by-nc-sa/4.0/" text:style-name="Internet_20_link" text:visited-style-name="Visited_20_Internet_20_Link"><text:span text:style-name="T7">CC BY-NC-SA 4.0</text:span></text:a><text:span text:style-name="T7">, </text:span><text:span text:style-name="T9">Juli</text:span><text:span text:style-name="T8"> 202</text:span><text:span text:style-name="T9">3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6cebe5" officeooo:paragraph-rsid="00402aca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7ac0e6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707381945008">
            <table:table-cell table:style-name="Tabelle1.A1" office:value-type="string">
              <text:p text:style-name="MP1"><text:span text:style-name="MT1">Wrapper-Klassen</text:span> – Lösung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–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07-13T20:47:46.162000000</dc:date>
    <meta:editing-duration>PT9H31M7S</meta:editing-duration>
    <meta:editing-cycles>89</meta:editing-cycles>
    <meta:generator>LibreOffice/7.3.3.2$Windows_X86_64 LibreOffice_project/d1d0ea68f081ee2800a922cac8f79445e4603348</meta:generator>
    <meta:document-statistic meta:table-count="1" meta:image-count="0" meta:object-count="0" meta:page-count="1" meta:paragraph-count="5" meta:word-count="127" meta:character-count="987" meta:non-whitespace-character-count="630"/>
  </office:meta>
</office:document-meta>
</file>